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eurk" svg:font-family="Beur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ath" svg:font-family="Math"/>
    <style:font-face style:name="MathJax_AMS" svg:font-family="MathJax_AMS" style:font-pitch="variable"/>
    <style:font-face style:name="MathJax_Typewriter" svg:font-family="MathJax_Typewriter" style:font-family-generic="moder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Script" svg:font-family="'Segoe Script'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MathJax_Typewriter" fo:font-size="12pt" officeooo:rsid="000cd309" officeooo:paragraph-rsid="000cd309" style:font-size-asian="12pt" style:font-size-complex="12pt"/>
    </style:style>
    <style:style style:name="P2" style:family="paragraph" style:parent-style-name="Standard" style:list-style-name="L1">
      <style:paragraph-properties fo:line-height="150%"/>
      <style:text-properties style:font-name="MathJax_Typewriter" fo:font-size="12pt" officeooo:rsid="000cd309" officeooo:paragraph-rsid="000cd309" style:font-size-asian="12pt" style:font-size-complex="12pt"/>
    </style:style>
    <style:style style:name="P3" style:family="paragraph" style:parent-style-name="Standard" style:list-style-name="L1">
      <style:paragraph-properties fo:line-height="150%"/>
      <style:text-properties style:font-name="MathJax_Typewriter" fo:font-size="12pt" officeooo:rsid="00106fe3" officeooo:paragraph-rsid="00106fe3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MathJax_Typewriter" fo:font-size="12pt" fo:font-weight="bold" officeooo:rsid="000cd309" officeooo:paragraph-rsid="000cd309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PE : Sokoshell</text:p>
      <text:p text:style-name="P4">Journal de bord</text:p>
      <text:p text:style-name="P1"/>
      <text:list xml:id="list2717956793" text:style-name="L1">
        <text:list-item>
          <text:p text:style-name="P2">03/06/22</text:p>
          <text:list>
            <text:list-item>
              <text:p text:style-name="P2">Ajouter une classe Solution pour</text:p>
              <text:list>
                <text:list-item>
                  <text:p text:style-name="P2">Vérifier qu’une solution est valide (algorithmiquement)</text:p>
                  <text:p text:style-name="P2">→ <text:s/>prouver la correction d’une solution</text:p>
                </text:list-item>
              </text:list>
            </text:list-item>
            <text:list-item>
              <text:p text:style-name="P2">Ajouter une commande show-solution pour afficher la solution dans le shell : animation <text:s/>montrant chaque mouvement du joueur</text:p>
            </text:list-item>
            <text:list-item>
              <text:p text:style-name="P2">Réfléchir à comment découper la recherche d’une solution (optique calcul distribué)</text:p>
            </text:list-item>
            <text:list-item>
              <text:p text:style-name="P3">Ajouter les optimisations au solveur bruteforc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eurk" svg:font-family="Beur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ath" svg:font-family="Math"/>
    <style:font-face style:name="MathJax_AMS" svg:font-family="MathJax_AMS" style:font-pitch="variable"/>
    <style:font-face style:name="MathJax_Typewriter" svg:font-family="MathJax_Typewriter" style:font-family-generic="moder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Script" svg:font-family="'Segoe Scrip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22:09.579534240</meta:creation-date>
    <dc:date>2022-06-03T11:37:55.806369726</dc:date>
    <meta:editing-duration>PT15M46S</meta:editing-duration>
    <meta:editing-cycles>3</meta:editing-cycles>
    <meta:generator>LibreOffice/7.2.5.2$Linux_X86_64 LibreOffice_project/499f9727c189e6ef3471021d6132d4c694f357e5</meta:generator>
    <meta:document-statistic meta:table-count="0" meta:image-count="0" meta:object-count="0" meta:page-count="1" meta:paragraph-count="9" meta:word-count="66" meta:character-count="425" meta:non-whitespace-character-count="373"/>
  </office:meta>
</office:document-meta>
</file>